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78d5" officeooo:paragraph-rsid="000478d5"/>
    </style:style>
    <style:style style:name="P2" style:family="paragraph" style:parent-style-name="Standard">
      <style:text-properties officeooo:rsid="000478d5" officeooo:paragraph-rsid="00053707"/>
    </style:style>
    <style:style style:name="P3" style:family="paragraph" style:parent-style-name="Standard">
      <style:text-properties officeooo:rsid="0005d375" officeooo:paragraph-rsid="0005d375"/>
    </style:style>
    <style:style style:name="P4" style:family="paragraph" style:parent-style-name="Standard">
      <style:text-properties style:text-line-through-style="none" style:text-line-through-type="none" style:rfc-language-tag="sr-Latn-RS" fo:language="sr" fo:script="Latn" fo:country="RS" officeooo:rsid="00053707" officeooo:paragraph-rsid="00053707"/>
    </style:style>
    <style:style style:name="P5" style:family="paragraph" style:parent-style-name="Standard">
      <style:text-properties style:text-line-through-style="none" style:text-line-through-type="none" style:rfc-language-tag="sr-Latn-RS" fo:language="sr" fo:script="Latn" fo:country="RS" officeooo:rsid="0005d375" officeooo:paragraph-rsid="0005d375"/>
    </style:style>
    <style:style style:name="P6" style:family="paragraph" style:parent-style-name="Standard">
      <style:text-properties style:text-line-through-style="none" style:text-line-through-type="none" style:rfc-language-tag="sr-Latn-RS" fo:language="sr" fo:script="Latn" fo:country="RS" officeooo:rsid="00067e49" officeooo:paragraph-rsid="0005d375"/>
    </style:style>
    <style:style style:name="P7" style:family="paragraph" style:parent-style-name="Standard">
      <style:text-properties style:text-line-through-style="none" style:text-line-through-type="none" style:rfc-language-tag="sr-Latn-RS" fo:language="sr" fo:script="Latn" fo:country="RS" officeooo:rsid="00067e49" officeooo:paragraph-rsid="000bca6f"/>
    </style:style>
    <style:style style:name="P8" style:family="paragraph" style:parent-style-name="Standard">
      <style:text-properties style:text-line-through-style="none" style:text-line-through-type="none" style:rfc-language-tag="sr-Latn-RS" fo:language="sr" fo:script="Latn" fo:country="RS" officeooo:rsid="00067e49" officeooo:paragraph-rsid="000e0f57"/>
    </style:style>
    <style:style style:name="P9" style:family="paragraph" style:parent-style-name="Standard">
      <style:text-properties style:text-line-through-style="none" style:text-line-through-type="none" style:rfc-language-tag="sr-Latn-RS" fo:language="sr" fo:script="Latn" fo:country="RS" officeooo:rsid="00067e49" officeooo:paragraph-rsid="000ff172"/>
    </style:style>
    <style:style style:name="P10" style:family="paragraph" style:parent-style-name="Standard">
      <style:text-properties style:text-line-through-style="none" style:text-line-through-type="none" style:rfc-language-tag="sr-Latn-RS" fo:language="sr" fo:script="Latn" fo:country="RS" officeooo:rsid="0009906b" officeooo:paragraph-rsid="0009906b"/>
    </style:style>
    <style:style style:name="P11" style:family="paragraph" style:parent-style-name="Standard">
      <style:text-properties officeooo:paragraph-rsid="000bca6f"/>
    </style:style>
    <style:style style:name="P12" style:family="paragraph" style:parent-style-name="Standard">
      <style:text-properties officeooo:rsid="0005d375" officeooo:paragraph-rsid="0005d375"/>
    </style:style>
    <style:style style:name="P13" style:family="paragraph" style:parent-style-name="Standard">
      <style:text-properties officeooo:rsid="0005d375" officeooo:paragraph-rsid="000bca6f"/>
    </style:style>
    <style:style style:name="P14" style:family="paragraph" style:parent-style-name="Standard">
      <style:text-properties officeooo:paragraph-rsid="0005d375"/>
    </style:style>
    <style:style style:name="P15" style:family="paragraph" style:parent-style-name="Standard">
      <style:text-properties officeooo:paragraph-rsid="00122921"/>
    </style:style>
    <style:style style:name="T1" style:family="text">
      <style:text-properties style:text-line-through-style="solid" style:text-line-through-type="single" style:rfc-language-tag="sr-Latn-RS" fo:language="sr" fo:script="Latn" fo:country="RS" officeooo:rsid="00053707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053707"/>
    </style:style>
    <style:style style:name="T4" style:family="text">
      <style:text-properties style:text-line-through-style="none" style:text-line-through-type="none" style:rfc-language-tag="sr-Latn-RS" fo:language="sr" fo:script="Latn" fo:country="RS"/>
    </style:style>
    <style:style style:name="T5" style:family="text">
      <style:text-properties style:text-line-through-style="none" style:text-line-through-type="none" style:rfc-language-tag="sr-Latn-RS" fo:language="sr" fo:script="Latn" fo:country="RS" officeooo:rsid="00053707"/>
    </style:style>
    <style:style style:name="T6" style:family="text">
      <style:text-properties style:text-line-through-style="none" style:text-line-through-type="none" style:rfc-language-tag="sr-Latn-RS" fo:language="sr" fo:script="Latn" fo:country="RS" officeooo:rsid="00067e49"/>
    </style:style>
    <style:style style:name="T7" style:family="text">
      <style:text-properties style:text-line-through-style="none" style:text-line-through-type="none" style:rfc-language-tag="sr-Latn-RS" fo:language="sr" fo:script="Latn" fo:country="RS" officeooo:rsid="0009906b"/>
    </style:style>
    <style:style style:name="T8" style:family="text">
      <style:text-properties style:text-line-through-style="none" style:text-line-through-type="none" style:rfc-language-tag="sr-Latn-RS" fo:language="sr" fo:script="Latn" fo:country="RS" officeooo:rsid="0005d375"/>
    </style:style>
    <style:style style:name="T9" style:family="text">
      <style:text-properties style:text-line-through-style="none" style:text-line-through-type="none" style:rfc-language-tag="sr-Latn-RS" fo:language="sr" fo:script="Latn" fo:country="RS" officeooo:rsid="000bca6f"/>
    </style:style>
    <style:style style:name="T10" style:family="text">
      <style:text-properties style:text-line-through-style="none" style:text-line-through-type="none" style:rfc-language-tag="sr-Latn-RS" fo:language="sr" fo:script="Latn" fo:country="RS" officeooo:rsid="000db992"/>
    </style:style>
    <style:style style:name="T11" style:family="text">
      <style:text-properties style:text-line-through-style="none" style:text-line-through-type="none" style:rfc-language-tag="sr-Latn-RS" fo:language="sr" fo:script="Latn" fo:country="RS" officeooo:rsid="000e0f57"/>
    </style:style>
    <style:style style:name="T12" style:family="text">
      <style:text-properties style:text-line-through-style="none" style:text-line-through-type="none" style:rfc-language-tag="sr-Latn-RS" fo:language="sr" fo:script="Latn" fo:country="RS" officeooo:rsid="00104d10"/>
    </style:style>
    <style:style style:name="T13" style:family="text">
      <style:text-properties style:text-line-through-style="none" style:text-line-through-type="none" style:rfc-language-tag="sr-Latn-RS" fo:language="sr" fo:script="Latn" fo:country="RS" officeooo:rsid="00122921"/>
    </style:style>
    <style:style style:name="T14" style:family="text">
      <style:text-properties style:text-line-through-style="none" style:text-line-through-type="none" fo:language="en" fo:country="GB"/>
    </style:style>
    <style:style style:name="T15" style:family="text">
      <style:text-properties officeooo:rsid="000aecbb"/>
    </style:style>
    <style:style style:name="T16" style:family="text">
      <style:text-properties officeooo:rsid="000bca6f"/>
    </style:style>
    <style:style style:name="T17" style:family="text">
      <style:text-properties officeooo:rsid="000bd616"/>
    </style:style>
    <style:style style:name="T18" style:family="text">
      <style:text-properties officeooo:rsid="000c9ecc"/>
    </style:style>
    <style:style style:name="T19" style:family="text">
      <style:text-properties officeooo:rsid="000e0f57"/>
    </style:style>
    <style:style style:name="T20" style:family="text">
      <style:text-properties officeooo:rsid="000ff172"/>
    </style:style>
    <style:style style:name="T21" style:family="text">
      <style:text-properties officeooo:rsid="00104d10"/>
    </style:style>
    <style:style style:name="T22" style:family="text">
      <style:text-properties officeooo:rsid="001229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nje je definisano:</text:p>
      <text:p text:style-name="P2"><text:tab/><text:span text:style-name="T2">-</text:span><text:span text:style-name="T3">listama n-torki (brReda, brKolone), koje pamte pozicije zidova </text:span></text:p>
      <text:p text:style-name="P2"><text:span text:style-name="T3"><text:tab/>-n-torkama (brReda, brKolone), koje pamte pozicije pe</text:span><text:span text:style-name="T5">šaka i ciljnih/početnih polja</text:span></text:p>
      <text:p text:style-name="P4"><text:tab/>-celobrojnim promenljivama koje pamte broj preostalih zidova igrača</text:p>
      <text:p text:style-name="P2"><text:span text:style-name="T5"><text:tab/></text:span><text:span text:style-name="T1">-</text:span><text:span text:style-name="T5">n-torkom (broj redova i kolona), koja pamti dimenzije table </text:span></text:p>
      <text:p text:style-name="P4"><text:tab/>-bool promenljivom koja nam govori da li je na potezu ra<text:span text:style-name="T15">č</text:span>unar <text:span text:style-name="T15">ili čovek</text:span></text:p>
      <text:p text:style-name="P4"/>
      <text:p text:style-name="P4">main.py</text:p>
      <text:p text:style-name="P4"/>
      <text:p text:style-name="P4"><text:tab/>main – pokreće aplikaciju i omogućava započinjanje nove partije nakon završetka prethodne</text:p>
      <text:p text:style-name="P4"/>
      <text:p text:style-name="P4">blockade.py</text:p>
      <text:p text:style-name="P4"/>
      <text:p text:style-name="P4"><text:tab/>blockade – inicijalizuje stanje i obezbeđuje odigravanje poteza do završetka partije, a nakon <text:tab/><text:tab/> <text:s text:c="6"/>završetka prikazuje završne poruke</text:p>
      <text:p text:style-name="P5"/>
      <text:p text:style-name="P5">moves.py</text:p>
      <text:p text:style-name="P5"/>
      <text:p text:style-name="P3"><text:span text:style-name="T4"><text:tab/>is_</text:span><text:span text:style-name="T14">game_end – proverava da li je partija zavr</text:span><text:span text:style-name="T4">šena</text:span></text:p>
      <text:p text:style-name="P5"/>
      <text:p text:style-name="P5"><text:tab/>is_wall_place_valid – proverava da li je mesto na kome se očekuje postavljanje zida validno</text:p>
      <text:p text:style-name="P5"/>
      <text:p text:style-name="P5"><text:tab/>is_pawn_move_valid – proverava da li je očekivani potez pešaka validan</text:p>
      <text:p text:style-name="P5"/>
      <text:p text:style-name="P14"><text:span text:style-name="T8"><text:tab/></text:span><text:span text:style-name="T6">move_</text:span><text:span text:style-name="T9">pawn</text:span><text:span text:style-name="T6"> – vraća novu poziciju pešaka, ukoliko je potez validan, suprotnom vraća <text:tab/><text:tab/><text:tab/> <text:s text:c="12"/>tekuću poziciju tog pešaka</text:span></text:p>
      <text:p text:style-name="P6"><text:tab/></text:p>
      <text:p text:style-name="P3"><text:span text:style-name="T6"><text:tab/></text:span><text:span text:style-name="T7">place_wall – postavlja zid na željenu poziciju i vraća pozitivan ogrovor, ukoliko je dostupna, <text:tab/><text:tab/> <text:s text:c="8"/>a u suprotnom vraća negativan odgovor</text:span></text:p>
      <text:p text:style-name="P13"><text:span text:style-name="T7"><text:tab/></text:span></text:p>
      <text:p text:style-name="P13"><text:span text:style-name="T7"><text:tab/>is_wall_connected_with_two_or_more_walls – </text:span><text:span text:style-name="T9">proverava da li je zid ima kontakt sa drugim <text:tab/><text:tab/><text:tab/>zidovima(uključujući i okvire tabele) u najmanje 2 tačke</text:span></text:p>
      <text:p text:style-name="P13"><text:span text:style-name="T7"><text:tab/></text:span></text:p>
      <text:p text:style-name="P13"><text:span text:style-name="T7"><text:tab/>…</text:span></text:p>
      <text:p text:style-name="P13"><text:span text:style-name="T7"><text:tab/></text:span></text:p>
      <text:p text:style-name="P10">view.py</text:p>
      <text:p text:style-name="P10"/>
      <text:p text:style-name="P10"><text:tab/>show_table – vrši iscrtavanje tabele na osnovu tekućeg stanja</text:p>
      <text:p text:style-name="P10"><text:tab/></text:p>
      <text:p text:style-name="P10"><text:tab/>Ostale pomoćne funkcije služe za generisanje tabele u obliku niza Unicode karaktera , <text:tab/>neophodnog za funkciju show_table, ispis u konzoli i učitavanje početnih parametara.</text:p>
      <text:p text:style-name="P6"/>
      <text:p text:style-name="P7"><text:span text:style-name="T16">path_finding.py</text:span></text:p>
      <text:p text:style-name="P7"/>
      <text:p text:style-name="P8"><text:tab/>h_calculate_raw – <text:span text:style-name="T20">određuje cenu puta izmedju dve pozicije na tablli</text:span></text:p>
      <text:p text:style-name="P7"/>
      <text:p text:style-name="P9"><text:tab/>h_calculate_optimized – <text:span text:style-name="T20">određuje cenu puta izmedju dve pozicije na tablli tako da <text:tab/><text:tab/><text:tab/><text:tab/><text:tab/>favorizuje međupozicije ka ivići table</text:span></text:p>
      <text:p text:style-name="P7"/>
      <text:p text:style-name="P9"><text:tab/>find_path – <text:span text:style-name="T20">pronalazi putanju od pešaka do jednog odredišta i drugog</text:span></text:p>
      <text:p text:style-name="P7"/>
      <text:p text:style-name="P8"><text:tab/>find_path_to_one – <text:span text:style-name="T20">pronalazi putanju od pešaka do jednog odredišta</text:span></text:p>
      <text:p text:style-name="P8"><text:soft-page-break/></text:p>
      <text:p text:style-name="P15"><text:span text:style-name="T6"><text:tab/>generate_next_moves – </text:span><text:span text:style-name="T11">generiše sve moguće pozicije </text:span><text:span text:style-name="T12">za </text:span><text:span text:style-name="T13">trenutno izabranog pešaka</text:span></text:p>
      <text:p text:style-name="P8"/>
      <text:p text:style-name="P8"><text:span text:style-name="T18">min_max.py</text:span></text:p>
      <text:p text:style-name="P7"/>
      <text:p text:style-name="P7"><text:tab/>min_max – <text:span text:style-name="T17">traži najbolji potez koji računar može da odigra</text:span></text:p>
      <text:p text:style-name="P7"/>
      <text:p text:style-name="P11"><text:span text:style-name="T6"><text:tab/>next_states – </text:span><text:span text:style-name="T10">vraća sva</text:span><text:span text:style-name="T6"> stanja </text:span><text:span text:style-name="T10">u koje se</text:span><text:span text:style-name="T6"> može preci iz zadatog stanja (funkcija promene <text:tab/><text:tab/><text:tab/><text:tab/>stanja)</text:span></text:p>
      <text:p text:style-name="P11"><text:span text:style-name="T6"/></text:p>
      <text:p text:style-name="P11"><text:span text:style-name="T6"><text:tab/>evaluate_state – </text:span><text:span text:style-name="T10">vrši procenu koliko konkretno stanje vodi određenog igrača</text:span></text:p>
      <text:p text:style-name="P11"><text:span text:style-name="T10"><text:tab/>ka pobedi</text:span></text:p>
      <text:p text:style-name="P11"><text:span text:style-name="T10"/></text:p>
      <text:p text:style-name="P11"><text:span text:style-name="T10"><text:tab/>max_value(min_value) </text:span><text:span text:style-name="T6">– </text:span><text:span text:style-name="T11">vraća najoptimalnije</text:span><text:span text:style-name="T6"> stanje </text:span><text:span text:style-name="T11">za max(min)</text:span><text:span text:style-name="T6"> </text:span><text:span text:style-name="T11">igrača</text:span></text:p>
      <text:p text:style-name="P11"><text:span text:style-name="T11"><text:tab/></text:span></text:p>
      <text:p text:style-name="P11"><text:span text:style-name="T11"><text:tab/>generate_walls_positions </text:span><text:span text:style-name="T6">– </text:span><text:span text:style-name="T11">generiše sve zidove koje je moguće postaviti</text:span></text:p>
      <text:p text:style-name="P11"><text:span text:style-name="T11"/></text:p>
      <text:p text:style-name="P11"><text:span text:style-name="T11"><text:tab/>generate_pawns_positions </text:span><text:span text:style-name="T6">– </text:span><text:span text:style-name="T11">generiše sve moguće pozicije </text:span><text:span text:style-name="T12">za oba </text:span><text:span text:style-name="T11">pešaka konkretnog igrača</text:span></text:p>
      <text:p text:style-name="P11"><text:span text:style-name="T11"/></text:p>
      <text:p text:style-name="P11"><text:span text:style-name="T11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2-01-07T01:24:07.951910008</dc:date>
    <meta:editing-duration>PT50M54S</meta:editing-duration>
    <meta:editing-cycles>16</meta:editing-cycles>
    <meta:document-statistic meta:table-count="0" meta:image-count="0" meta:object-count="0" meta:page-count="2" meta:paragraph-count="42" meta:word-count="310" meta:character-count="2415" meta:non-whitespace-character-count="2034"/>
  </office:meta>
</office:document-meta>
</file>